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1" svg:font-family="'Bitstream Ver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pyright 2008 by Justin Coslor. All Rights Reserved.</text:p>
      <text:p text:style-name="Standard">POSSIBILITY THINKING: EXPLORATIONS IN LOGIC AND THOUGHT (SECOND EDITION)</text:p>
      <text:p text:style-name="Standard">ISBN: 978-1-257-80851-9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itstream Vera Sans1" svg:font-family="'Bitstream Ver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Bitstream Ver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Bitstream Ver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Bitstream Ver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Dougherty</meta:initial-creator>
    <meta:creation-date>2013-08-26T18:39:32</meta:creation-date>
    <dc:date>2013-08-26T18:40:03</dc:date>
    <dc:creator>Andrew Dougherty</dc:creator>
    <meta:editing-duration>P0D</meta:editing-duration>
    <meta:editing-cycles>1</meta:editing-cycles>
    <meta:document-statistic meta:table-count="0" meta:image-count="0" meta:object-count="0" meta:page-count="1" meta:paragraph-count="3" meta:word-count="19" meta:character-count="148" meta:non-whitespace-character-count="132"/>
    <meta:generator>LibreOffice/3.5$Linux_X86_64 LibreOffice_project/350m1$Build-2</meta:generator>
  </office:meta>
</office:document-meta>
</file>